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ThatListens.getEven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ThatListens.zer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ThatListens.BeanThatListe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anThatListens.BeanThatListens( BeanThatBroadcasts beanThatBroadcas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ThatListens.onApplicationEvent( Application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